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Reflectie verslag ontwikkeling van duurzame binders in inkten en functionele coatings</text:span></text:p>
      <text:p text:style-name="P1"><text:span text:style-name="T1"/></text:p>
      <text:p text:style-name="P1"><text:span text:style-name="T1">1 Februari heb ik een lezing over inkten en functionele coatings bijgewoond. Deze lezing ging vooral over de chemie van inkten en coatings. Er zijn weinig connecties met bioinfromatica. Ik vond de lezing toch redelijk interresant omdat ik wel geintereseerd ben in chemie, maar ik denk niet dat ik er later wat mee ga doen.</text:span></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